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60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file system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ize (b)</text:p>
          </table:table-cell>
          <table:table-cell office:value-type="string" calcext:value-type="string">
            <text:p>buffer (b)</text:p>
          </table:table-cell>
          <table:table-cell office:value-type="string" calcext:value-type="string">
            <text:p>time (s)</text:p>
          </table:table-cell>
          <table:table-cell table:style-name="Default" office:value-type="string" calcext:value-type="string">
            <text:p>bandwith (Gb/s)</text:p>
          </table:table-cell>
          <table:table-cell office:value-type="string" calcext:value-type="string">
            <text:p>cluster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table:formula="of:=([.D2]/(1024*1024*1024))/[.F2]" office:value-type="float" office:value="0.310077519379845" calcext:value-type="float">
            <text:p>0.310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1024" calcext:value-type="float">
            <text:p>1024</text:p>
          </table:table-cell>
          <table:table-cell office:value-type="float" office:value="8.11" calcext:value-type="float">
            <text:p>8.11</text:p>
          </table:table-cell>
          <table:table-cell table:formula="of:=([.D3]/(1024*1024*1024))/[.F3]" office:value-type="float" office:value="0.986436498150432" calcext:value-type="float">
            <text:p>0.986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4096" calcext:value-type="float">
            <text:p>4096</text:p>
          </table:table-cell>
          <table:table-cell office:value-type="float" office:value="9.1" calcext:value-type="float">
            <text:p>9.1</text:p>
          </table:table-cell>
          <table:table-cell table:formula="of:=([.D4]/(1024*1024*1024))/[.F4]" office:value-type="float" office:value="0.879120879120879" calcext:value-type="float">
            <text:p>0.879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16386" calcext:value-type="float">
            <text:p>16386</text:p>
          </table:table-cell>
          <table:table-cell office:value-type="float" office:value="8.25" calcext:value-type="float">
            <text:p>8.25</text:p>
          </table:table-cell>
          <table:table-cell table:formula="of:=([.D5]/(1024*1024*1024))/[.F5]" office:value-type="float" office:value="0.96969696969697" calcext:value-type="float">
            <text:p>0.970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65536" calcext:value-type="float">
            <text:p>65536</text:p>
          </table:table-cell>
          <table:table-cell office:value-type="float" office:value="8.61" calcext:value-type="float">
            <text:p>8.61</text:p>
          </table:table-cell>
          <table:table-cell table:formula="of:=([.D6]/(1024*1024*1024))/[.F6]" office:value-type="float" office:value="0.929152148664344" calcext:value-type="float">
            <text:p>0.929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table:formula="of:=1024*1024" office:value-type="float" office:value="1048576" calcext:value-type="float">
            <text:p>1048576</text:p>
          </table:table-cell>
          <table:table-cell office:value-type="float" office:value="9.13" calcext:value-type="float">
            <text:p>9.13</text:p>
          </table:table-cell>
          <table:table-cell table:formula="of:=([.D7]/(1024*1024*1024))/[.F7]" office:value-type="float" office:value="0.876232201533406" calcext:value-type="float">
            <text:p>0.876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ext</text:p>
          </table:table-cell>
          <table:table-cell office:value-type="float" office:value="18253611008" calcext:value-type="float">
            <text:p>18253611008</text:p>
          </table:table-cell>
          <table:table-cell office:value-type="float" office:value="0" calcext:value-type="float">
            <text:p>0</text:p>
          </table:table-cell>
          <table:table-cell office:value-type="float" office:value="282.6" calcext:value-type="float">
            <text:p>282.6</text:p>
          </table:table-cell>
          <table:table-cell table:formula="of:=([.D8]/(1024*1024*1024))/[.F8]" office:value-type="float" office:value="0.0601556970983723" calcext:value-type="float">
            <text:p>0.060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ext</text:p>
          </table:table-cell>
          <table:table-cell office:value-type="float" office:value="18253611008" calcext:value-type="float">
            <text:p>18253611008</text:p>
          </table:table-cell>
          <table:table-cell office:value-type="float" office:value="1024" calcext:value-type="float">
            <text:p>1024</text:p>
          </table:table-cell>
          <table:table-cell office:value-type="float" office:value="589.9" calcext:value-type="float">
            <text:p>589.9</text:p>
          </table:table-cell>
          <table:table-cell table:formula="of:=([.D9]/(1024*1024*1024))/[.F9]" office:value-type="float" office:value="0.0288184438040346" calcext:value-type="float">
            <text:p>0.029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ext</text:p>
          </table:table-cell>
          <table:table-cell office:value-type="float" office:value="18253611008" calcext:value-type="float">
            <text:p>18253611008</text:p>
          </table:table-cell>
          <table:table-cell office:value-type="float" office:value="4096" calcext:value-type="float">
            <text:p>4096</text:p>
          </table:table-cell>
          <table:table-cell office:value-type="float" office:value="578.6" calcext:value-type="float">
            <text:p>578.6</text:p>
          </table:table-cell>
          <table:table-cell table:formula="of:=([.D10]/(1024*1024*1024))/[.F10]" office:value-type="float" office:value="0.02938126512271" calcext:value-type="float">
            <text:p>0.029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ext</text:p>
          </table:table-cell>
          <table:table-cell office:value-type="float" office:value="18253611008" calcext:value-type="float">
            <text:p>18253611008</text:p>
          </table:table-cell>
          <table:table-cell office:value-type="float" office:value="16386" calcext:value-type="float">
            <text:p>16386</text:p>
          </table:table-cell>
          <table:table-cell/>
          <table:table-cell table:style-name="Default"/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ext</text:p>
          </table:table-cell>
          <table:table-cell office:value-type="float" office:value="18253611008" calcext:value-type="float">
            <text:p>18253611008</text:p>
          </table:table-cell>
          <table:table-cell office:value-type="float" office:value="65536" calcext:value-type="float">
            <text:p>65536</text:p>
          </table:table-cell>
          <table:table-cell/>
          <table:table-cell table:style-name="Default"/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ext</text:p>
          </table:table-cell>
          <table:table-cell office:value-type="float" office:value="18253611008" calcext:value-type="float">
            <text:p>18253611008</text:p>
          </table:table-cell>
          <table:table-cell table:formula="of:=1024*1024" office:value-type="float" office:value="1048576" calcext:value-type="float">
            <text:p>1048576</text:p>
          </table:table-cell>
          <table:table-cell/>
          <table:table-cell table:style-name="Default"/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[.D14]/(1024*1024*1024))/[.F14]" office:value-type="float" office:value="0.285714285714286" calcext:value-type="float">
            <text:p>0.286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1024" calcext:value-type="float">
            <text:p>1024</text:p>
          </table:table-cell>
          <table:table-cell office:value-type="float" office:value="107.1" calcext:value-type="float">
            <text:p>107.1</text:p>
          </table:table-cell>
          <table:table-cell table:formula="of:=([.D15]/(1024*1024*1024))/[.F15]" office:value-type="float" office:value="0.0746965452847806" calcext:value-type="float">
            <text:p>0.075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4096" calcext:value-type="float">
            <text:p>4096</text:p>
          </table:table-cell>
          <table:table-cell office:value-type="float" office:value="62.3" calcext:value-type="float">
            <text:p>62.3</text:p>
          </table:table-cell>
          <table:table-cell table:formula="of:=([.D16]/(1024*1024*1024))/[.F16]" office:value-type="float" office:value="0.128410914927769" calcext:value-type="float">
            <text:p>0.128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16386" calcext:value-type="float">
            <text:p>16386</text:p>
          </table:table-cell>
          <table:table-cell office:value-type="float" office:value="62.4" calcext:value-type="float">
            <text:p>62.4</text:p>
          </table:table-cell>
          <table:table-cell table:formula="of:=([.D17]/(1024*1024*1024))/[.F17]" office:value-type="float" office:value="0.128205128205128" calcext:value-type="float">
            <text:p>0.128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65536" calcext:value-type="float">
            <text:p>65536</text:p>
          </table:table-cell>
          <table:table-cell office:value-type="float" office:value="62.6" calcext:value-type="float">
            <text:p>62.6</text:p>
          </table:table-cell>
          <table:table-cell table:formula="of:=([.D18]/(1024*1024*1024))/[.F18]" office:value-type="float" office:value="0.12779552715655" calcext:value-type="float">
            <text:p>0.128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table:formula="of:=1024*1024" office:value-type="float" office:value="1048576" calcext:value-type="float">
            <text:p>1048576</text:p>
          </table:table-cell>
          <table:table-cell office:value-type="float" office:value="64.3" calcext:value-type="float">
            <text:p>64.3</text:p>
          </table:table-cell>
          <table:table-cell table:formula="of:=([.D19]/(1024*1024*1024))/[.F19]" office:value-type="float" office:value="0.124416796267496" calcext:value-type="float">
            <text:p>0.124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hdf5</text:p>
          </table:table-cell>
          <table:table-cell office:value-type="float" office:value="8589936736" calcext:value-type="float">
            <text:p>8589936736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table:formula="of:=([.D20]/(1024*1024*1024))/[.F20]" office:value-type="float" office:value="0.671141107110369" calcext:value-type="float">
            <text:p>0.671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hdf5</text:p>
          </table:table-cell>
          <table:table-cell office:value-type="float" office:value="8589936736" calcext:value-type="float">
            <text:p>8589936736</text:p>
          </table:table-cell>
          <table:table-cell office:value-type="float" office:value="1024" calcext:value-type="float">
            <text:p>1024</text:p>
          </table:table-cell>
          <table:table-cell office:value-type="float" office:value="41.7" calcext:value-type="float">
            <text:p>41.7</text:p>
          </table:table-cell>
          <table:table-cell table:formula="of:=([.D21]/(1024*1024*1024))/[.F21]" office:value-type="float" office:value="0.191846570665602" calcext:value-type="float">
            <text:p>0.192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hdf5</text:p>
          </table:table-cell>
          <table:table-cell office:value-type="float" office:value="8589936736" calcext:value-type="float">
            <text:p>8589936736</text:p>
          </table:table-cell>
          <table:table-cell office:value-type="float" office:value="4096" calcext:value-type="float">
            <text:p>4096</text:p>
          </table:table-cell>
          <table:table-cell office:value-type="float" office:value="41.2" calcext:value-type="float">
            <text:p>41.2</text:p>
          </table:table-cell>
          <table:table-cell table:formula="of:=([.D22]/(1024*1024*1024))/[.F22]" office:value-type="float" office:value="0.194174805746495" calcext:value-type="float">
            <text:p>0.194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hdf5</text:p>
          </table:table-cell>
          <table:table-cell office:value-type="float" office:value="8589936736" calcext:value-type="float">
            <text:p>8589936736</text:p>
          </table:table-cell>
          <table:table-cell office:value-type="float" office:value="16386" calcext:value-type="float">
            <text:p>16386</text:p>
          </table:table-cell>
          <table:table-cell office:value-type="float" office:value="41.2" calcext:value-type="float">
            <text:p>41.2</text:p>
          </table:table-cell>
          <table:table-cell table:formula="of:=([.D23]/(1024*1024*1024))/[.F23]" office:value-type="float" office:value="0.194174805746495" calcext:value-type="float">
            <text:p>0.194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hdf5</text:p>
          </table:table-cell>
          <table:table-cell office:value-type="float" office:value="8589936736" calcext:value-type="float">
            <text:p>8589936736</text:p>
          </table:table-cell>
          <table:table-cell office:value-type="float" office:value="65536" calcext:value-type="float">
            <text:p>65536</text:p>
          </table:table-cell>
          <table:table-cell office:value-type="float" office:value="25.5" calcext:value-type="float">
            <text:p>25.5</text:p>
          </table:table-cell>
          <table:table-cell table:formula="of:=([.D24]/(1024*1024*1024))/[.F24]" office:value-type="float" office:value="0.31372556850022" calcext:value-type="float">
            <text:p>0.314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hdf5</text:p>
          </table:table-cell>
          <table:table-cell office:value-type="float" office:value="8589936736" calcext:value-type="float">
            <text:p>8589936736</text:p>
          </table:table-cell>
          <table:table-cell table:formula="of:=1024*1024" office:value-type="float" office:value="1048576" calcext:value-type="float">
            <text:p>1048576</text:p>
          </table:table-cell>
          <table:table-cell office:value-type="float" office:value="9.9" calcext:value-type="float">
            <text:p>9.9</text:p>
          </table:table-cell>
          <table:table-cell table:formula="of:=([.D25]/(1024*1024*1024))/[.F25]" office:value-type="float" office:value="0.808081009773293" calcext:value-type="float">
            <text:p>0.808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4096" calcext:value-type="float">
            <text:p>4096</text:p>
          </table:table-cell>
          <table:table-cell office:value-type="float" office:value="3.76" calcext:value-type="float">
            <text:p>3.76</text:p>
          </table:table-cell>
          <table:table-cell table:formula="of:=([.D26]/(1024*1024*1024))/[.F26]" office:value-type="float" office:value="2.12765957446808" calcext:value-type="float">
            <text:p>2.128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hdf5</text:p>
          </table:table-cell>
          <table:table-cell office:value-type="float" office:value="8589936736" calcext:value-type="float">
            <text:p>8589936736</text:p>
          </table:table-cell>
          <table:table-cell office:value-type="float" office:value="0" calcext:value-type="float">
            <text:p>0</text:p>
          </table:table-cell>
          <table:table-cell office:value-type="float" office:value="4.71" calcext:value-type="float">
            <text:p>4.71</text:p>
          </table:table-cell>
          <table:table-cell table:formula="of:=([.D27]/(1024*1024*1024))/[.F27]" office:value-type="float" office:value="1.69851422436425" calcext:value-type="float">
            <text:p>1.699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text</text:p>
          </table:table-cell>
          <table:table-cell office:value-type="float" office:value="18253611008" calcext:value-type="float">
            <text:p>18253611008</text:p>
          </table:table-cell>
          <table:table-cell office:value-type="float" office:value="0" calcext:value-type="float">
            <text:p>0</text:p>
          </table:table-cell>
          <table:table-cell office:value-type="float" office:value="278.3" calcext:value-type="float">
            <text:p>278.3</text:p>
          </table:table-cell>
          <table:table-cell table:formula="of:=([.D28]/(1024*1024*1024))/[.F28]" office:value-type="float" office:value="0.0610851598993891" calcext:value-type="float">
            <text:p>0.061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4096" calcext:value-type="float">
            <text:p>4096</text:p>
          </table:table-cell>
          <table:table-cell office:value-type="float" office:value="37.7" calcext:value-type="float">
            <text:p>37.7</text:p>
          </table:table-cell>
          <table:table-cell table:formula="of:=([.D29]/(1024*1024*1024))/[.F29]" office:value-type="float" office:value="0.212201591511936" calcext:value-type="float">
            <text:p>0.212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4096" calcext:value-type="float">
            <text:p>4096</text:p>
          </table:table-cell>
          <table:table-cell office:value-type="float" office:value="474" calcext:value-type="float">
            <text:p>474</text:p>
          </table:table-cell>
          <table:table-cell table:formula="of:=([.D30]/(1024*1024*1024))/[.F30]" office:value-type="float" office:value="0.0168776371308017" calcext:value-type="float">
            <text:p>0.017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local_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0" calcext:value-type="float">
            <text:p>0</text:p>
          </table:table-cell>
          <table:table-cell office:value-type="float" office:value="41.4" calcext:value-type="float">
            <text:p>41.4</text:p>
          </table:table-cell>
          <table:table-cell table:formula="of:=([.D31]/(1024*1024*1024))/[.F31]" office:value-type="float" office:value="0.193236714975845" calcext:value-type="float">
            <text:p>0.193</text:p>
          </table:table-cell>
          <table:table-cell office:value-type="string" calcext:value-type="string">
            <text:p>cerebro</text:p>
          </table:table-cell>
        </table:table-row>
        <table:table-row table:style-name="ro1">
          <table:table-cell office:value-type="string" calcext:value-type="string">
            <text:p>local_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1024" calcext:value-type="float">
            <text:p>1024</text:p>
          </table:table-cell>
          <table:table-cell office:value-type="float" office:value="19.8" calcext:value-type="float">
            <text:p>19.8</text:p>
          </table:table-cell>
          <table:table-cell table:formula="of:=([.D32]/(1024*1024*1024))/[.F32]" office:value-type="float" office:value="0.404040404040404" calcext:value-type="float">
            <text:p>0.404</text:p>
          </table:table-cell>
          <table:table-cell office:value-type="string" calcext:value-type="string">
            <text:p>cerebro</text:p>
          </table:table-cell>
        </table:table-row>
        <table:table-row table:style-name="ro1">
          <table:table-cell office:value-type="string" calcext:value-type="string">
            <text:p>local_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4096" calcext:value-type="float">
            <text:p>4096</text:p>
          </table:table-cell>
          <table:table-cell office:value-type="float" office:value="13.3" calcext:value-type="float">
            <text:p>13.3</text:p>
          </table:table-cell>
          <table:table-cell table:formula="of:=([.D33]/(1024*1024*1024))/[.F33]" office:value-type="float" office:value="0.601503759398496" calcext:value-type="float">
            <text:p>0.602</text:p>
          </table:table-cell>
          <table:table-cell office:value-type="string" calcext:value-type="string">
            <text:p>cerebro</text:p>
          </table:table-cell>
        </table:table-row>
        <table:table-row table:style-name="ro1">
          <table:table-cell office:value-type="string" calcext:value-type="string">
            <text:p>local_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16384" calcext:value-type="float">
            <text:p>16384</text:p>
          </table:table-cell>
          <table:table-cell office:value-type="float" office:value="16.8" calcext:value-type="float">
            <text:p>16.8</text:p>
          </table:table-cell>
          <table:table-cell table:formula="of:=([.D34]/(1024*1024*1024))/[.F34]" office:value-type="float" office:value="0.476190476190476" calcext:value-type="float">
            <text:p>0.476</text:p>
          </table:table-cell>
          <table:table-cell office:value-type="string" calcext:value-type="string">
            <text:p>cerebro</text:p>
          </table:table-cell>
        </table:table-row>
        <table:table-row table:style-name="ro1">
          <table:table-cell office:value-type="string" calcext:value-type="string">
            <text:p>local_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1648576" calcext:value-type="float">
            <text:p>1648576</text:p>
          </table:table-cell>
          <table:table-cell office:value-type="float" office:value="16.3" calcext:value-type="float">
            <text:p>16.3</text:p>
          </table:table-cell>
          <table:table-cell table:formula="of:=([.D35]/(1024*1024*1024))/[.F35]" office:value-type="float" office:value="0.49079754601227" calcext:value-type="float">
            <text:p>0.491</text:p>
          </table:table-cell>
          <table:table-cell office:value-type="string" calcext:value-type="string">
            <text:p>cerebro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formula="of:=([.D36]/(1024*1024*1024))/[.F36]" office:value-type="float" office:value="0.340425531914894" calcext:value-type="float">
            <text:p>0.340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1024" calcext:value-type="float">
            <text:p>1024</text:p>
          </table:table-cell>
          <table:table-cell office:value-type="float" office:value="8.66" calcext:value-type="float">
            <text:p>8.66</text:p>
          </table:table-cell>
          <table:table-cell table:formula="of:=([.D37]/(1024*1024*1024))/[.F37]" office:value-type="float" office:value="0.92378752886836" calcext:value-type="float">
            <text:p>0.924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4096" calcext:value-type="float">
            <text:p>4096</text:p>
          </table:table-cell>
          <table:table-cell office:value-type="float" office:value="8.89" calcext:value-type="float">
            <text:p>8.89</text:p>
          </table:table-cell>
          <table:table-cell table:formula="of:=([.D38]/(1024*1024*1024))/[.F38]" office:value-type="float" office:value="0.899887514060742" calcext:value-type="float">
            <text:p>0.900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16386" calcext:value-type="float">
            <text:p>16386</text:p>
          </table:table-cell>
          <table:table-cell office:value-type="float" office:value="9.68" calcext:value-type="float">
            <text:p>9.68</text:p>
          </table:table-cell>
          <table:table-cell table:formula="of:=([.D39]/(1024*1024*1024))/[.F39]" office:value-type="float" office:value="0.826446280991735" calcext:value-type="float">
            <text:p>0.826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65536" calcext:value-type="float">
            <text:p>65536</text:p>
          </table:table-cell>
          <table:table-cell office:value-type="float" office:value="9.09" calcext:value-type="float">
            <text:p>9.09</text:p>
          </table:table-cell>
          <table:table-cell table:formula="of:=([.D40]/(1024*1024*1024))/[.F40]" office:value-type="float" office:value="0.88008800880088" calcext:value-type="float">
            <text:p>0.880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.87" calcext:value-type="float">
            <text:p>9.87</text:p>
          </table:table-cell>
          <table:table-cell table:formula="of:=([.D41]/(1024*1024*1024))/[.F41]" office:value-type="float" office:value="0.810536980749747" calcext:value-type="float">
            <text:p>0.811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524288" calcext:value-type="float">
            <text:p>524288</text:p>
          </table:table-cell>
          <table:table-cell office:value-type="float" office:value="9.69" calcext:value-type="float">
            <text:p>9.69</text:p>
          </table:table-cell>
          <table:table-cell table:formula="of:=([.D42]/(1024*1024*1024))/[.F42]" office:value-type="float" office:value="0.825593395252838" calcext:value-type="float">
            <text:p>0.826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.74" calcext:value-type="float">
            <text:p>8.74</text:p>
          </table:table-cell>
          <table:table-cell table:formula="of:=([.D43]/(1024*1024*1024))/[.F43]" office:value-type="float" office:value="0.91533180778032" calcext:value-type="float">
            <text:p>0.915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.84" calcext:value-type="float">
            <text:p>7.84</text:p>
          </table:table-cell>
          <table:table-cell table:formula="of:=([.D44]/(1024*1024*1024))/[.F44]" office:value-type="float" office:value="1.02040816326531" calcext:value-type="float">
            <text:p>1.020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.2" calcext:value-type="float">
            <text:p>6.2</text:p>
          </table:table-cell>
          <table:table-cell table:formula="of:=([.D45]/(1024*1024*1024))/[.F45]" office:value-type="float" office:value="1.29032258064516" calcext:value-type="float">
            <text:p>1.290</text:p>
          </table:table-cell>
          <table:table-cell office:value-type="string" calcext:value-type="string">
            <text:p>thinking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binary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9.17" calcext:value-type="float">
            <text:p>9.17</text:p>
          </table:table-cell>
          <table:table-cell table:formula="of:=([.D46]/(1024*1024*1024))/[.F46]" office:value-type="float" office:value="0.872410032715376" calcext:value-type="float">
            <text:p>0.872</text:p>
          </table:table-cell>
          <table:table-cell office:value-type="string" calcext:value-type="string">
            <text:p>think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118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23:19:56.521752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ert Jan Bex</meta:initial-creator>
    <meta:creation-date>2015-11-04T09:54:12.564253166</meta:creation-date>
    <dc:date>2015-11-06T23:23:42.685808218</dc:date>
    <meta:editing-duration>PT6H18M53S</meta:editing-duration>
    <meta:editing-cycles>9</meta:editing-cycles>
    <meta:generator>LibreOffice/4.2.8.2$Linux_x86 LibreOffice_project/420m0$Build-2</meta:generator>
    <meta:document-statistic meta:table-count="1" meta:cell-count="362" meta:object-count="0"/>
  </office:meta>
</office:document-meta>
</file>